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laterOutputStream.def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OutputStream.DeflaterOutputStream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OutputStream.DeflaterOutputStream( java . io . OutputStream var0 , java . util . zip . Deflater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OutputStream.DeflaterOutputStream( java . io . OutputStream var0 , java . util . zip . Deflat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Outpu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flaterOutputStream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